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4edc" officeooo:paragraph-rsid="00004edc"/>
    </style:style>
    <style:style style:name="P2" style:family="paragraph" style:parent-style-name="Standard">
      <style:text-properties officeooo:rsid="00004edc" officeooo:paragraph-rsid="000a4d20"/>
    </style:style>
    <style:style style:name="P3" style:family="paragraph" style:parent-style-name="Standard">
      <style:text-properties officeooo:rsid="0001fb90" officeooo:paragraph-rsid="0001fb90"/>
    </style:style>
    <style:style style:name="P4" style:family="paragraph" style:parent-style-name="Standard">
      <style:text-properties officeooo:rsid="000283e5" officeooo:paragraph-rsid="000283e5"/>
    </style:style>
    <style:style style:name="P5" style:family="paragraph" style:parent-style-name="Standard">
      <style:text-properties officeooo:rsid="000403fa" officeooo:paragraph-rsid="000403fa"/>
    </style:style>
    <style:style style:name="P6" style:family="paragraph" style:parent-style-name="Standard">
      <style:text-properties officeooo:rsid="00043cfc" officeooo:paragraph-rsid="00043cfc"/>
    </style:style>
    <style:style style:name="P7" style:family="paragraph" style:parent-style-name="Standard">
      <style:text-properties officeooo:rsid="00043cfc" officeooo:paragraph-rsid="00058281"/>
    </style:style>
    <style:style style:name="P8" style:family="paragraph" style:parent-style-name="Standard">
      <style:text-properties officeooo:rsid="00058281" officeooo:paragraph-rsid="00058281"/>
    </style:style>
    <style:style style:name="P9" style:family="paragraph" style:parent-style-name="Standard">
      <style:text-properties officeooo:rsid="0006e883" officeooo:paragraph-rsid="0006e883"/>
    </style:style>
    <style:style style:name="P10" style:family="paragraph" style:parent-style-name="Standard">
      <style:text-properties officeooo:rsid="00078f6c" officeooo:paragraph-rsid="00078f6c"/>
    </style:style>
    <style:style style:name="P11" style:family="paragraph" style:parent-style-name="Standard">
      <style:text-properties officeooo:rsid="0008749c" officeooo:paragraph-rsid="0008749c"/>
    </style:style>
    <style:style style:name="P12" style:family="paragraph" style:parent-style-name="Standard">
      <style:text-properties officeooo:rsid="000a4d20" officeooo:paragraph-rsid="000a4d20"/>
    </style:style>
    <style:style style:name="P13" style:family="paragraph" style:parent-style-name="Standard">
      <style:text-properties officeooo:rsid="000bc520" officeooo:paragraph-rsid="000bc520"/>
    </style:style>
    <style:style style:name="P14" style:family="paragraph" style:parent-style-name="Standard">
      <style:text-properties officeooo:rsid="000c1f10" officeooo:paragraph-rsid="000c1f10"/>
    </style:style>
    <style:style style:name="T1" style:family="text">
      <style:text-properties fo:font-style="italic" style:font-style-asian="italic" style:font-style-complex="italic"/>
    </style:style>
    <style:style style:name="T2" style:family="text">
      <style:text-properties officeooo:rsid="000283e5"/>
    </style:style>
    <style:style style:name="T3" style:family="text">
      <style:text-properties fo:font-style="normal" style:font-style-asian="normal" style:font-style-complex="normal"/>
    </style:style>
    <style:style style:name="T4" style:family="text">
      <style:text-properties fo:font-style="normal" officeooo:rsid="000403fa" style:font-style-asian="normal" style:font-style-complex="normal"/>
    </style:style>
    <style:style style:name="T5" style:family="text">
      <style:text-properties fo:font-style="normal" officeooo:rsid="00043cfc" style:font-style-asian="normal" style:font-style-complex="normal"/>
    </style:style>
    <style:style style:name="T6" style:family="text">
      <style:text-properties fo:font-style="normal" officeooo:rsid="00058281" style:font-style-asian="normal" style:font-style-complex="normal"/>
    </style:style>
    <style:style style:name="T7" style:family="text">
      <style:text-properties fo:font-style="normal" officeooo:rsid="0006e883" style:font-style-asian="normal" style:font-style-complex="normal"/>
    </style:style>
    <style:style style:name="T8" style:family="text">
      <style:text-properties fo:font-style="normal" officeooo:rsid="00078f6c" style:font-style-asian="normal" style:font-style-complex="normal"/>
    </style:style>
    <style:style style:name="T9" style:family="text">
      <style:text-properties fo:font-style="normal" officeooo:rsid="0008749c" style:font-style-asian="normal" style:font-style-complex="normal"/>
    </style:style>
    <style:style style:name="T10" style:family="text">
      <style:text-properties fo:font-style="normal" officeooo:rsid="000a4d20" style:font-style-asian="normal" style:font-style-complex="normal"/>
    </style:style>
    <style:style style:name="T11" style:family="text">
      <style:text-properties officeooo:rsid="00058281"/>
    </style:style>
    <style:style style:name="T12" style:family="text">
      <style:text-properties style:text-position="super 58%" fo:font-style="normal" officeooo:rsid="0006e883" style:font-style-asian="normal" style:font-style-complex="normal"/>
    </style:style>
    <style:style style:name="T13" style:family="text">
      <style:text-properties officeooo:rsid="000c1f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re</text:p>
      <text:p text:style-name="P1">Explication du travail réalisé <text:span text:style-name="T11">et de la démarche</text:span></text:p>
      <text:p text:style-name="P1"/>
      <text:p text:style-name="P3">1 Réalisation du bootloader <text:span text:style-name="T1">bootloader.s</text:span></text:p>
      <text:p text:style-name="P3">Le travail réalisé dans ce fichier a été le suivant :</text:p>
      <text:p text:style-name="P3">- <text:span text:style-name="T2">I</text:span>nitialiser le pointeur de la pile (EBP, ESP)</text:p>
      <text:p text:style-name="P3">-<text:span text:style-name="T2">Créer une section stack qui réserve 256 [kB] de memoire alignée sur 4 bytes.</text:span></text:p>
      <text:p text:style-name="P4">Pour vérifier cette opération, il suffit d'analyser le fichier <text:span text:style-name="T1">kernel.elf </text:span><text:span text:style-name="T3">avec « readelf -a kernel.elf » est de lire la taille de la section stack.</text:span></text:p>
      <text:p text:style-name="P4"><text:span text:style-name="T3">-</text:span><text:span text:style-name="T4">Appeler la fonction kernel (fonction principale du programme). Pour cela, il faut déclarer « external kernel » dans le bootloader.</text:span></text:p>
      <text:p text:style-name="P4"><text:span text:style-name="T4"/></text:p>
      <text:p text:style-name="P5"><text:span text:style-name="T4">P</text:span><text:span text:style-name="T3">our tester cette partie, j'ai remplacé « call kernel » par les deux lignes assembleur qui permettent d'afficher un smile jaune sur l’écran, generer le fichier .elf puis .iso et ensuite executer GRUB.</text:span></text:p>
      <text:p text:style-name="P4"><text:span text:style-name="T4"/></text:p>
      <text:p text:style-name="P7"><text:span text:style-name="T6">2</text:span><text:span text:style-name="T3"> <text:s/></text:span><text:span text:style-name="T6">Fonction de base strncmp, memset et memcpy</text:span></text:p>
      <text:p text:style-name="P8"><text:span text:style-name="T4">-Ces trois fonctions se trouvent dans le fichier fonction.c qui est associé à fon</text:span><text:span text:style-name="T3">ction.h.</text:span></text:p>
      <text:p text:style-name="P4"><text:span text:style-name="T4"/></text:p>
      <text:p text:style-name="P5"><text:span text:style-name="T6">3</text:span><text:span text:style-name="T3"> Initialisation de la GDT</text:span></text:p>
      <text:p text:style-name="P5"><text:span text:style-name="T3">-Il a fallu créer et remplir un tableau contenant 3 gdt, ainsi qu'initialiser ces 3 dernières.</text:span></text:p>
      <text:p text:style-name="P5"><text:span text:style-name="T3">-</text:span><text:span text:style-name="T5">Initialiser un pointeur qui pointe sur le tableau de gdt.</text:span><text:span text:style-name="T3"> </text:span></text:p>
      <text:p text:style-name="P5"><text:span text:style-name="T3"/></text:p>
      <text:p text:style-name="P6"><text:span text:style-name="T3">Pour cette partie, je n'ai pas trouvé de moyen la tester, je sais juste que son initialisation ne fait pas planter le kernel lors de l'appel à gdt_init(). </text:span><text:span text:style-name="T6">Le seul test effectué a été de diminuer la taille des limites à 0xff pour data et code segment, ce qui a empêche l’exécution de GRUB. Mais comme le code est très simple et court, il prend peut de place en mémoire. Car avec une limite à 0xffff, le programme fonctionnait.</text:span></text:p>
      <text:p text:style-name="P6"><text:span text:style-name="T3"/></text:p>
      <text:p text:style-name="P8"><text:span text:style-name="T3">4 Fonction kernel</text:span></text:p>
      <text:p text:style-name="P8"><text:span text:style-name="T7">Premièrement</text:span><text:span text:style-name="T3">, j'ai </text:span><text:span text:style-name="T7">mis dans le bootloader un affichage de smile avant et après l'appel du kernel avec une boucle infinie dans le kernel pour vérifier que le bootloader appelait bien la fonction kernel. Si tel était le cas, alors seulement le 1</text:span><text:span text:style-name="T12">er</text:span><text:span text:style-name="T7"> smile devait s'afficher. Ensuite, j'ai créer un fichier fonction_asm.s avec un fonction test à l'intérieur qui affichait juste un smile. Ce qui me permettait de vérifier que le kernel arrivait bien à exécuter une fonction assembleur avant de faire les fonctions out et in.</text:span></text:p>
      <text:p text:style-name="P8"><text:span text:style-name="T7"/></text:p>
      <text:p text:style-name="P9"><text:span text:style-name="T3">5 Fonction</text:span><text:span text:style-name="T8">s</text:span><text:span text:style-name="T3"> in et out</text:span></text:p>
      <text:p text:style-name="P9"><text:span text:style-name="T3">Elles se trouvent dans le fichier fonction_asm.s. </text:span></text:p>
      <text:p text:style-name="P9"><text:span text:style-name="T3"/></text:p>
      <text:p text:style-name="P9"><text:span text:style-name="T3">Pour tester, j'ai effectuer des déplacements de curseur depuis le kernel.</text:span></text:p>
      <text:p text:style-name="P9"><text:span text:style-name="T3"/></text:p>
      <text:p text:style-name="P9"><text:span text:style-name="T3">6 Fonction</text:span><text:span text:style-name="T8">s</text:span><text:span text:style-name="T3"> d'affichage</text:span><text:span text:style-name="T8">s</text:span></text:p>
      <text:p text:style-name="P9"><text:span text:style-name="T3">Elles se trouvent dans le fichier fonction_affichage.c. Le fichier contient 4 variables globales qui sont : la position du curseur en X et en Y, ainsi que la couleur de fond et la couleur des caractères. Il y a trois fonctions qui utilise les fonctions assembleurs in et out, ce sont celle qui gère le curseur. </text:span><text:span text:style-name="T8">La plus part des autres fonction sont des fonctions d'affichage. Elles écrivent directement dans la mémoire vidéo soit aux adresses allant de 0xB8000 à 0xBC000 (en fonction de la position du curseur). </text:span></text:p>
      <text:p text:style-name="P10"><text:span text:style-name="T3">La fonction d'effacement de l'écran affiche tout simplement des espaces dans toute la mémoire vidéo.</text:span></text:p>
      <text:p text:style-name="P10"><text:span text:style-name="T3">La fonction de défilement copie toutes les lignes de l'affichage à l’exception de la première sur celle d'en dessus et remplis la dernière d'espace.</text:span></text:p>
      <text:p text:style-name="P10"><text:soft-page-break/><text:span text:style-name="T3">Il y a deux fonctions qui permettent d'afficher des valeurs soit en hexadécimal soit en décimal. Elles sont appelée par printf lors d'un%d ou d'un %x. </text:span><text:span text:style-name="T9">Elles se chargent de calculer les caractères à afficher puis c'est la fonction d'affichage de caractère qui imprime. </text:span></text:p>
      <text:p text:style-name="P10"><text:span text:style-name="T3">La fonction printf prend en paramètre « ...» ce qui permet de pass</text:span><text:span text:style-name="T9">er</text:span><text:span text:style-name="T3"> un nombre indéfini d'argument. </text:span><text:span text:style-name="T9">Elle réparti ensuite les affichages aux fonction spécifique d'affichage. </text:span></text:p>
      <text:p text:style-name="P11"><text:span text:style-name="T3">La fonction d'affichage de chaîne de caractère appel juste en boucle la fonction d'affichage de caractère.</text:span></text:p>
      <text:p text:style-name="P11"><text:span text:style-name="T3">La fonction d'affichage de caractère se charge d'afficher un caractère, de la gestion du curseur ainsi que des caractères spéciaux tel que « \n, \r, \t etc». La gestion du curseur consiste à faire passer le curseur à la ligne suivant quand il arrive en bout de ligne et à vérifier s'il faut faire défiler vers le haut le texte.Pour les caractères spéciaux, <text:s/>un \r replace le curseur en début de ligne, un \n place le curseur en début de ligne suivant, un backspace recule le curseur d'une position et le \t effectue une tabulation </text:span><text:span text:style-name="T10">(dévalement de n position du curseur vers la droite) avec un calcul qui permet d’aligner les tabulations toutes les m colonnes. </text:span></text:p>
      <text:p text:style-name="P11"><text:span text:style-name="T10"/></text:p>
      <text:p text:style-name="P12"><text:span text:style-name="T3">Pour tester ces fonctions, il suffit juste de les appeler et de regarder ce qu'il se passe à l'écrant. J'ai aussi fait une fonction wait qui est une simple boucle for qui permet de perdre du temps, ce qui permet de faire plusieurs test lors d'une seule exécution du programme.</text:span></text:p>
      <text:p text:style-name="P12"><text:span text:style-name="T3"/></text:p>
      <text:p text:style-name="P2"/>
      <text:p text:style-name="P1">Répartition du travail</text:p>
      <text:p text:style-name="P1"/>
      <text:p text:style-name="P12">bootloader.s =&gt; Pasquier</text:p>
      <text:p text:style-name="P12">fonction.c =&gt; Pasquier</text:p>
      <text:p text:style-name="P12">gdt.c =&gt; Pasquier</text:p>
      <text:p text:style-name="P12">fonction_asm.s =&gt; Pasquier</text:p>
      <text:p text:style-name="P12">fonction_affichage.c =&gt; Pasquier</text:p>
      <text:p text:style-name="P12">math.c =&gt; Pasquier</text:p>
      <text:p text:style-name="P12">kernel.c =&gt; Pasquier</text:p>
      <text:p text:style-name="P12">makefile =&gt; Pasquier</text:p>
      <text:p text:style-name="P12">depot git =&gt; Harmann</text:p>
      <text:p text:style-name="P1"/>
      <text:p text:style-name="P1">Problèmes</text:p>
      <text:p text:style-name="P1"/>
      <text:p text:style-name="P13">J'ai des problèmes avec les makefile car je n'arrive pas à créer des dépendance entre les makefile. Du coup, lors d'une modification d'un fichier comme par exemple kernel.c lorsque le fichier *.iso est déjà générer, le makefile n'arrive pas à savoir que qu'il faut régénérer un nouveau fichier *.iso. Du coup, je suis obligé de faire un make clean après chaque modification. Pour qu'elle soit prise en compte à la prochaine compilation. </text:p>
      <text:p text:style-name="P14">Un autre problème avec le makefile est que lors d'une compilation en mode debug, le fichier kernel.elf est placé vers le fichier *.iso pour GRUB et lors d'une compilation en mode normal, un autre fichier kernel.elf est générer. Cependant, une fois que les deux compilations ont été effectuée il y a plus qu'un seul fichier kernel.elf pour deux fichier *.iso différents. Mais, les deux programme fonctionne et je ne comprend pas pourquoi.</text:p>
      <text:p text:style-name="P14"><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quierge </meta:initial-creator>
    <meta:creation-date>2015-11-04T15:18:22.603718680</meta:creation-date>
    <dc:date>2015-11-04T18:57:15.736469720</dc:date>
    <dc:creator>pasquierge </dc:creator>
    <meta:editing-duration>PT1H33M57S</meta:editing-duration>
    <meta:editing-cycles>5</meta:editing-cycles>
    <meta:generator>LibreOffice/4.4.3.2$Linux_X86_64 LibreOffice_project/40m0$Build-2</meta:generator>
    <meta:document-statistic meta:table-count="0" meta:image-count="0" meta:object-count="0" meta:page-count="2" meta:paragraph-count="43" meta:word-count="928" meta:character-count="5536" meta:non-whitespace-character-count="4640"/>
  </office:meta>
</office:document-meta>
</file>